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925in"/>
    </style:style>
    <style:style style:name="co3" style:family="table-column">
      <style:table-column-properties fo:break-before="auto" style:column-width="4.5992in"/>
    </style:style>
    <style:style style:name="co4" style:family="table-column">
      <style:table-column-properties fo:break-before="auto" style:column-width="5.2764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2.0646in"/>
    </style:style>
    <style:style style:name="co8" style:family="table-column">
      <style:table-column-properties fo:break-before="auto" style:column-width="4.7846in"/>
    </style:style>
    <style:style style:name="co9" style:family="table-column">
      <style:table-column-properties fo:break-before="auto" style:column-width="4.0965in"/>
    </style:style>
    <style:style style:name="co10" style:family="table-column">
      <style:table-column-properties fo:break-before="auto" style:column-width="1.4638in"/>
    </style:style>
    <style:style style:name="co11" style:family="table-column">
      <style:table-column-properties fo:break-before="auto" style:column-width="1.1575in"/>
    </style:style>
    <style:style style:name="ro7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1.0154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7252in" fo:break-before="auto" style:use-optimal-row-height="false"/>
    </style:style>
    <style:style style:name="ro13" style:family="table-row">
      <style:table-row-properties style:row-height="0.539in" fo:break-before="auto" style:use-optimal-row-height="false"/>
    </style:style>
    <style:style style:name="ro14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style:use-window-font-color="true" fo:font-size="14pt" style:font-size-asian="14pt" style:font-size-complex="14pt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ackground-color="#99cc66" fo:wrap-option="wrap"/>
    </style:style>
    <style:style style:name="ce6" style:family="table-cell" style:parent-style-name="Default">
      <style:table-cell-properties fo:background-color="#cc9966"/>
    </style:style>
    <style:style style:name="ce7" style:family="table-cell" style:parent-style-name="Default">
      <style:table-cell-properties fo:background-color="#ffffcc" fo:wrap-option="wrap"/>
      <style:text-properties style:use-window-font-color="true"/>
    </style:style>
    <style:style style:name="ce8" style:family="table-cell" style:parent-style-name="Default">
      <style:table-cell-properties fo:background-color="#cc9966" fo:wrap-option="wrap"/>
    </style:style>
    <style:style style:name="ce9" style:family="table-cell" style:parent-style-name="Default">
      <style:table-cell-properties fo:background-color="#ff6666" style:text-align-source="fix" style:repeat-content="false" fo:wrap-option="wrap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ffffcc" fo:wrap-option="wrap"/>
    </style:style>
  </office:automatic-styles>
  <office:body>
    <office:spreadsheet>
      <table:table table:name="User rol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17" table:default-cell-style-name="ce2"/>
        <table:table-row table:style-name="ro2">
          <table:table-cell table:style-name="ce1" office:value-type="string" table:number-columns-spanned="4" table:number-rows-spanned="1">
            <text:p>Configurations creating, editing, deleting</text:p>
          </table:table-cell>
          <table:covered-table-cell table:number-columns-repeated="3" table:style-name="ce3"/>
          <table:table-cell table:style-name="ce9" office:value-type="string">
            <text:p>Comment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Default"/>
          <table:table-cell table:style-name="Default" office:value-type="string">
            <text:p>Log in as user</text:p>
          </table:table-cell>
          <table:table-cell table:style-name="Default"/>
          <table:table-cell table:style-name="ce3"/>
          <table:table-cell table:number-columns-repeated="1019"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4" office:value-type="string">
            <text:p>Page with user's projects is opened. There is a table with next columns: Project name, State, Last update date, Action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3">
            <text:p>3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4">
            <text:p>4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Main page is opened. Notification is sent to specified e-mail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Main page is opened.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5"/>
          <table:table-cell table:style-name="ce3" office:value-type="string">
            <text:p>Error page is opened.</text:p>
          </table:table-cell>
          <table:table-cell table:number-columns-repeated="1019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Click Cancel button.</text:p>
          </table:table-cell>
          <table:table-cell office:value-type="string">
            <text:p>Main page is opened. Project has status “New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Main page is opened. Project has status “Updated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Make changes. Click Save button. </text:p>
          </table:table-cell>
          <table:table-cell office:value-type="string">
            <text:p>Project has state “Updated”. Changes are saved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Click Save button.</text:p>
          </table:table-cell>
          <table:table-cell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Rejected”. </text:p>
          </table:table-cell>
          <table:table-cell table:style-name="ce6" office:value-type="string">
            <text:p>Edit configuration page is opened</text:p>
          </table:table-cell>
          <table:table-cell table:style-name="ce3" office:value-type="string">
            <text:p>Reason of rejection should be added to edit configuration page</text:p>
          </table:table-cell>
          <table:table-cell table:number-columns-repeated="1019"/>
        </table:table-row>
        <table:table-row table:style-name="ro6">
          <table:table-cell office:value-type="float" office:value="13">
            <text:p>13</text:p>
          </table:table-cell>
          <table:table-cell table:style-name="Default"/>
          <table:table-cell table:style-name="Default" office:value-type="string">
            <text:p>Click Save button.</text:p>
          </table:table-cell>
          <table:table-cell table:style-name="ce7" office:value-type="string">
            <text:p>Main page is opened. Configuration has state “Updated”. Administrator receive an e-mail with notification. Next links are opposite new configuration in column Action: “Edit”, “Delete”</text:p>
          </table:table-cell>
          <table:table-cell table:style-name="ce3" office:value-type="string">
            <text:p>???</text:p>
          </table:table-cell>
          <table:table-cell table:style-name="Default" table:number-columns-repeated="2"/>
          <table:table-cell table:number-columns-repeated="1017"/>
        </table:table-row>
        <table:table-row table:style-name="ro4">
          <table:table-cell office:value-type="float" office:value="14">
            <text:p>14</text:p>
          </table:table-cell>
          <table:table-cell/>
          <table:table-cell office:value-type="string">
            <text:p>Click “Edit” opposite configuration. Try to change name in “Name” textbox. </text:p>
          </table:table-cell>
          <table:table-cell table:style-name="ce5" office:value-type="string">
            <text:p>Configuration's name cannot be changed</text:p>
          </table:table-cell>
          <table:table-cell table:style-name="ce3" office:value-type="string">
            <text:p>IE bug</text:p>
          </table:table-cell>
          <table:table-cell table:number-columns-repeated="1019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table-cell table:style-name="ce3" office:value-type="string" table:number-columns-spanned="1" table:number-rows-spanned="3">
            <text:p>Configuration restoring should be added</text:p>
          </table:table-cell>
          <table:table-cell table:number-columns-repeated="1019"/>
        </table:table-row>
        <table:table-row table:style-name="ro4">
          <table:table-cell office:value-type="float" office:value="16">
            <text:p>16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3"/>
          <table:table-cell table:number-columns-repeated="1019"/>
        </table:table-row>
        <table:table-row table:style-name="ro4">
          <table:table-cell table:number-columns-repeated="2"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Administrator receive an e-mail with notifications. No links are in column Actions opposite configuration. </text:p>
          </table:table-cell>
          <table:covered-table-cell table:style-name="ce3"/>
          <table:table-cell table:number-columns-repeated="1019"/>
        </table:table-row>
        <table:table-row table:style-name="ro7" table:number-rows-repeated="3">
          <table:table-cell table:number-columns-repeated="1024"/>
        </table:table-row>
        <table:table-row table:style-name="ro8">
          <table:table-cell table:number-columns-repeated="5"/>
          <table:table-cell table:style-name="ce5"/>
          <table:table-cell office:value-type="string">
            <text:p>bug</text:p>
          </table:table-cell>
          <table:table-cell table:number-columns-repeated="1017"/>
        </table:table-row>
        <table:table-row table:style-name="ro4">
          <table:table-cell table:number-columns-repeated="5"/>
          <table:table-cell table:style-name="ce10"/>
          <table:table-cell office:value-type="string">
            <text:p>should be added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/>
          <table:table-cell office:value-type="string">
            <text:p>discuss later</text:p>
          </table:table-cell>
          <table:table-cell table:number-columns-repeated="1017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min role" table:style-name="ta1" table:print="false"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" table:number-columns-repeated="1017" table:default-cell-style-name="ce2"/>
        <table:table-row table:style-name="ro2">
          <table:table-cell table:style-name="ce1" office:value-type="string" table:number-columns-spanned="4" table:number-rows-spanned="1">
            <text:p>Configurations creating</text:p>
          </table:table-cell>
          <table:covered-table-cell table:number-columns-repeated="3" table:style-name="ce3"/>
          <table:table-cell table:style-name="ce9" office:value-type="string">
            <text:p>Comment</text:p>
          </table:table-cell>
          <table:table-cell table:number-columns-repeated="1019"/>
        </table:table-row>
        <table:table-row table:style-name="ro5">
          <table:table-cell table:style-name="ce4" office:value-type="float" office:value="1">
            <text:p>1</text:p>
          </table:table-cell>
          <table:table-cell office:value-type="string">
            <text:p>Verify configurations creating</text:p>
          </table:table-cell>
          <table:table-cell office:value-type="string">
            <text:p>Click “Build Configurator” on the left menu</text:p>
          </table:table-cell>
          <table:table-cell table:style-name="ce8" office:value-type="string">
            <text:p>Page with administrator's ans users' projects is opened. There is a table with next columns: Project name, State, Last update date, Action. In Action column there are next links opposite each administrator's projects: “Approve/Reject”, “Edit”, “Delete”. </text:p>
          </table:table-cell>
          <table:table-cell table:style-name="ce3" office:value-type="string">
            <text:p>Column with creators' usernames should be added.</text:p>
          </table:table-cell>
          <table:table-cell table:number-columns-repeated="1019"/>
        </table:table-row>
        <table:table-row table:style-name="ro9">
          <table:table-cell office:value-type="float" office:value="2">
            <text:p>2</text:p>
          </table:table-cell>
          <table:table-cell/>
          <table:table-cell office:value-type="string">
            <text:p>Click “Create new build configuration”</text:p>
          </table:table-cell>
          <table:table-cell office:value-type="string">
            <text:p>Edit configuration page is opened. There are textbox with project name, build machine configuration radiobuttons, textbox for e-mail and checkbox for e-mail notification turning on, button for adding more project to build, and possibility for adding postbuild scripts. Save and Cancel buttons are at the bottom of page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3">
            <text:p>3</text:p>
          </table:table-cell>
          <table:table-cell/>
          <table:table-cell office:value-type="string">
            <text:p>Enter name, which not contains symbols <text:s/>\|/:*?&lt;&gt;”. Add valid e-mail. Click Save button.</text:p>
          </table:table-cell>
          <table:table-cell office:value-type="string">
            <text:p>Project is saved. Its state is New. Build Configurator is opened. Notification is sent to specified e-mail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4">
            <text:p>4</text:p>
          </table:table-cell>
          <table:table-cell/>
          <table:table-cell office:value-type="string">
            <text:p>Click “Create new build configuration”. Enter name, which not contains symbols <text:s/>\|/:*?&lt;&gt;”, but already exists. Add valid e-mail. Click Save button.</text:p>
          </table:table-cell>
          <table:table-cell office:value-type="string">
            <text:p>Mesage “Configuration with name '2324354' has already exists. Please select another name” appears. After click Ok button edit configuration page is opened, all entered data is not lost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/>
          <table:table-cell office:value-type="string">
            <text:p>Click “Create new build configuration”. Enter name. Click Cancel buton.</text:p>
          </table:table-cell>
          <table:table-cell office:value-type="string">
            <text:p>Project is not saved. Build Configurator is opened.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Click “Create new build configuration”. In Name textbox enter name including \|/:*?&lt;&gt;” . Click Save button.</text:p>
          </table:table-cell>
          <table:table-cell table:style-name="ce5"/>
          <table:table-cell table:style-name="ce3" office:value-type="string">
            <text:p>Error page is opened.</text:p>
          </table:table-cell>
          <table:table-cell table:number-columns-repeated="1019"/>
        </table:table-row>
        <table:table-row table:style-name="ro7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style-name="ce1" office:value-type="string" table:number-columns-spanned="4" table:number-rows-spanned="1">
            <text:p>Configurations edi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10">
          <table:table-cell office:value-type="float" office:value="7">
            <text:p>7</text:p>
          </table:table-cell>
          <table:table-cell office:value-type="string">
            <text:p>Verify configurations editing</text:p>
          </table:table-cell>
          <table:table-cell office:value-type="string">
            <text:p>Click “Edit” opposite configuration with state “New”. Click Cancel button.</text:p>
          </table:table-cell>
          <table:table-cell office:value-type="string">
            <text:p>Build Configurator is opened. Project has status “New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8">
            <text:p>8</text:p>
          </table:table-cell>
          <table:table-cell/>
          <table:table-cell office:value-type="string">
            <text:p>Click “Edit” opposite configuration with state “New”. Make no changes. Click Save button.</text:p>
          </table:table-cell>
          <table:table-cell office:value-type="string">
            <text:p>Build Configurator is opened. Project has status “Updated”. Administrator can edit only projects he created by himself. Administrator receive an e-mail with notification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9">
            <text:p>9</text:p>
          </table:table-cell>
          <table:table-cell/>
          <table:table-cell office:value-type="string">
            <text:p>Click “Edit” opposite configuration with state “New”. Make changes. Click Save button. Click “Edit” opposite this configuration.</text:p>
          </table:table-cell>
          <table:table-cell office:value-type="string">
            <text:p>Project has state “Updated”. Changes are saved. Administrator can edit only projects he created by himself. Administrator receive an e-mail with notification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10">
            <text:p>10</text:p>
          </table:table-cell>
          <table:table-cell/>
          <table:table-cell office:value-type="string">
            <text:p>Click “Edit” opposite configuration with state “New”. Try to change name in “Name” textbox. </text:p>
          </table:table-cell>
          <table:table-cell table:style-name="ce5" office:value-type="string">
            <text:p>Configuration's name cannot be changed. Administrator can edit only projects he created by himself. </text:p>
          </table:table-cell>
          <table:table-cell table:style-name="ce3" office:value-type="string">
            <text:p>IE bug</text:p>
          </table:table-cell>
          <table:table-cell table:number-columns-repeated="1019"/>
        </table:table-row>
        <table:table-row table:style-name="ro10">
          <table:table-cell office:value-type="float" office:value="11">
            <text:p>11</text:p>
          </table:table-cell>
          <table:table-cell/>
          <table:table-cell office:value-type="string">
            <text:p>Click “Edit” opposite configuration with state “Approved”. Click Save button.</text:p>
          </table:table-cell>
          <table:table-cell office:value-type="string">
            <text:p>Build Configurator is opened. Configuration has state “Updated”. Administrator can edit only projects he created by himself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5">
          <table:table-cell office:value-type="float" office:value="12">
            <text:p>12</text:p>
          </table:table-cell>
          <table:table-cell/>
          <table:table-cell office:value-type="string">
            <text:p>Click “Edit” opposite configuration with state “Rejected”. Click Save button.</text:p>
          </table:table-cell>
          <table:table-cell office:value-type="string">
            <text:p>Build Configurator is opened. Configuration has state “Updated”. Administrator receive an e-mail with notification. In Action column there are next links opposite each administrator's projects: “Approve/Reject”, “Edit”, “Delete”. </text:p>
          </table:table-cell>
          <table:table-cell table:style-name="ce3"/>
          <table:table-cell table:number-columns-repeated="1019"/>
        </table:table-row>
        <table:table-row table:style-name="ro2">
          <table:table-cell table:style-name="ce1" office:value-type="string" table:number-columns-spanned="4" table:number-rows-spanned="1">
            <text:p>Configurations approving/rejec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6">
          <table:table-cell office:value-type="float" office:value="13">
            <text:p>13</text:p>
          </table:table-cell>
          <table:table-cell/>
          <table:table-cell office:value-type="string">
            <text:p>Click “Build Configurator” on the left menu</text:p>
          </table:table-cell>
          <table:table-cell office:value-type="string">
            <text:p>There are next links opposite each administrator's projects: “Approve/Reject”, “Edit”, “Delete” in Action column . There is “Approve/Reject” link opposite each users' projects. </text:p>
          </table:table-cell>
          <table:table-cell table:style-name="ce3"/>
          <table:table-cell table:number-columns-repeated="1019"/>
        </table:table-row>
        <table:table-row table:style-name="ro4">
          <table:table-cell office:value-type="float" office:value="14">
            <text:p>14</text:p>
          </table:table-cell>
          <table:table-cell table:style-name="ce7" office:value-type="string">
            <text:p>Verify own configurations approv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 office:value-type="string">
            <text:p>Should admin approve own configurations?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/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17">
            <text:p>17</text:p>
          </table:table-cell>
          <table:table-cell/>
          <table:table-cell office:value-type="string">
            <text:p>Click Approve button</text:p>
          </table:table-cell>
          <table:table-cell office:value-type="string">
            <text:p>Build Configurator is opened. Project has status “Approved”. There are next links opposite administrator's approved project: “Edit”, “Delete”. Notification is sent to specified e-mail</text:p>
          </table:table-cell>
          <table:table-cell table:style-name="ce3"/>
          <table:table-cell table:number-columns-repeated="1019"/>
        </table:table-row>
        <table:table-row table:style-name="ro11">
          <table:table-cell office:value-type="float" office:value="18">
            <text:p>18</text:p>
          </table:table-cell>
          <table:table-cell office:value-type="string">
            <text:p>Verify user's configurations approv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3" office:value-type="string">
            <text:p>Creator's username should be displayed on this page</text:p>
          </table:table-cell>
          <table:table-cell table:number-columns-repeated="1019"/>
        </table:table-row>
        <table:table-row table:style-name="ro3">
          <table:table-cell office:value-type="float" office:value="19">
            <text:p>19</text:p>
          </table:table-cell>
          <table:table-cell/>
          <table:table-cell office:value-type="string">
            <text:p>Click Cancel button</text:p>
          </table:table-cell>
          <table:table-cell office:value-type="string">
            <text:p>Build Configurator is opened. Project do not change its state</text:p>
          </table:table-cell>
          <table:table-cell table:style-name="ce3"/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/>
          <table:table-cell office:value-type="string">
            <text:p>Click “Approve/Reject” link opposite user's project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12">
          <table:table-cell office:value-type="float" office:value="21">
            <text:p>21</text:p>
          </table:table-cell>
          <table:table-cell/>
          <table:table-cell office:value-type="string">
            <text:p>Click Approve button</text:p>
          </table:table-cell>
          <table:table-cell table:style-name="ce10" office:value-type="string">
            <text:p>Build Configurator is opened. Project has status “Approved”. There are no links opposite user's approved project. Notification is sent to specified e-mail</text:p>
          </table:table-cell>
          <table:table-cell table:style-name="ce3" office:value-type="string">
            <text:p>Admin should have possibility to view approved user's configurations</text:p>
          </table:table-cell>
          <table:table-cell table:number-columns-repeated="1019"/>
        </table:table-row>
        <table:table-row table:style-name="ro4">
          <table:table-cell office:value-type="float" office:value="22">
            <text:p>22</text:p>
          </table:table-cell>
          <table:table-cell table:style-name="ce7" office:value-type="string">
            <text:p>Verify own configurations rejecting</text:p>
          </table:table-cell>
          <table:table-cell office:value-type="string">
            <text:p>Click “Approve/Reject” link opposite administrator's project</text:p>
          </table:table-cell>
          <table:table-cell office:value-type="string">
            <text:p>Approve/Reject page is opened</text:p>
          </table:table-cell>
          <table:table-cell table:style-name="ce3" office:value-type="string">
            <text:p>Should admin reject own configurations?</text:p>
          </table:table-cell>
          <table:table-cell table:number-columns-repeated="1019"/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6">
          <table:table-cell office:value-type="float" office:value="24">
            <text:p>24</text:p>
          </table:table-cell>
          <table:table-cell/>
          <table:table-cell office:value-type="string">
            <text:p>Click Reject button. Type reject reason in dialog box. Click Ok</text:p>
          </table:table-cell>
          <table:table-cell table:style-name="ce4" office:value-type="string">
            <text:p>Build Configurator is opened. Project has status “Rejected”. There are next links opposite administrator's rejected project: “Edit”, “Delete”. Notification is sent to specified e-mail</text:p>
          </table:table-cell>
          <table:table-cell table:style-name="ce3"/>
          <table:table-cell table:number-columns-repeated="1019"/>
        </table:table-row>
        <table:table-row table:style-name="ro13">
          <table:table-cell office:value-type="float" office:value="25">
            <text:p>25</text:p>
          </table:table-cell>
          <table:table-cell office:value-type="string">
            <text:p>Verify user's configurations rejecting</text:p>
          </table:table-cell>
          <table:table-cell office:value-type="string">
            <text:p>Click “Approve/Reject” link opposite user's project</text:p>
          </table:table-cell>
          <table:table-cell table:style-name="ce8" office:value-type="string">
            <text:p>Approve/Reject page is opened</text:p>
          </table:table-cell>
          <table:table-cell table:style-name="ce3" office:value-type="string">
            <text:p>Creator's username should be displayed on this page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Click Reject button. Type reject reason in dialog box. Click Cancel</text:p>
          </table:table-cell>
          <table:table-cell office:value-type="string">
            <text:p>Approve/Reject page is opened</text:p>
          </table:table-cell>
          <table:table-cell table:style-name="ce3"/>
          <table:table-cell table:number-columns-repeated="1019"/>
        </table:table-row>
        <table:table-row table:style-name="ro6">
          <table:table-cell table:number-columns-repeated="2"/>
          <table:table-cell office:value-type="string">
            <text:p>Click Reject button. Type reject reason in dialog box. Click Cancel</text:p>
          </table:table-cell>
          <table:table-cell table:style-name="ce4" office:value-type="string">
            <text:p>Build Configurator is opened. Project has status “Rejected”. There are no links opposite user's approved project. Notification is sent to specified e-mail</text:p>
          </table:table-cell>
          <table:table-cell table:style-name="ce3"/>
          <table:table-cell table:number-columns-repeated="1019"/>
        </table:table-row>
        <table:table-row table:style-name="ro7">
          <table:table-cell table:number-columns-repeated="4"/>
          <table:table-cell table:style-name="ce3"/>
          <table:table-cell table:number-columns-repeated="1019"/>
        </table:table-row>
        <table:table-row table:style-name="ro2">
          <table:table-cell table:style-name="ce1" office:value-type="string" table:number-columns-spanned="4" table:number-rows-spanned="1">
            <text:p>Configurations deleting</text:p>
          </table:table-cell>
          <table:covered-table-cell table:number-columns-repeated="3"/>
          <table:table-cell table:style-name="ce3"/>
          <table:table-cell table:number-columns-repeated="1019"/>
        </table:table-row>
        <table:table-row table:style-name="ro4">
          <table:table-cell table:number-columns-repeated="3"/>
          <table:table-cell table:style-name="ce8" office:value-type="string">
            <text:p>There is “Delete permanently” link opposite each project if it has state “For Deletion” in column Action</text:p>
          </table:table-cell>
          <table:table-cell table:style-name="ce3" office:value-type="string" table:number-columns-spanned="1" table:number-rows-spanned="4">
            <text:p>Configuration restoring should be added</text:p>
          </table:table-cell>
          <table:table-cell table:number-columns-repeated="1019"/>
        </table:table-row>
        <table:table-row table:style-name="ro6">
          <table:table-cell office:value-type="float" office:value="13">
            <text:p>13</text:p>
          </table:table-cell>
          <table:table-cell office:value-type="string">
            <text:p>Verify configurations deleting</text:p>
          </table:table-cell>
          <table:table-cell office:value-type="string">
            <text:p>Click “Delete” opposite configuration with state “New”. </text:p>
          </table:table-cell>
          <table:table-cell table:style-name="ce8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6">
          <table:table-cell office:value-type="float" office:value="14">
            <text:p>14</text:p>
          </table:table-cell>
          <table:table-cell/>
          <table:table-cell office:value-type="string">
            <text:p>Click “Delete” opposite configuration with state “Updated”. </text:p>
          </table:table-cell>
          <table:table-cell table:style-name="ce8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6">
          <table:table-cell office:value-type="float" office:value="15">
            <text:p>15</text:p>
          </table:table-cell>
          <table:table-cell/>
          <table:table-cell office:value-type="string">
            <text:p>Click “Delete” opposite configuration with state “Rejected”. </text:p>
          </table:table-cell>
          <table:table-cell table:style-name="ce8" office:value-type="string">
            <text:p>Configuration has state “For deletion”. No links are in column Actions opposite configuration. Administrator receive an e-mail with notifications</text:p>
          </table:table-cell>
          <table:covered-table-cell table:style-name="ce3"/>
          <table:table-cell table:number-columns-repeated="1019"/>
        </table:table-row>
        <table:table-row table:style-name="ro7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5"/>
          <table:table-cell office:value-type="string">
            <text:p>bug</text:p>
          </table:table-cell>
          <table:table-cell table:number-columns-repeated="1017"/>
        </table:table-row>
        <table:table-row table:style-name="ro14">
          <table:table-cell table:number-columns-repeated="5"/>
          <table:table-cell table:style-name="ce10"/>
          <table:table-cell office:value-type="string">
            <text:p>should be added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"/>
          <table:table-cell office:value-type="string">
            <text:p>discuss later</text:p>
          </table:table-cell>
          <table:table-cell table:number-columns-repeated="1017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/>
      <number:text>/</number:text>
      <number:day/>
      <number:text>/</number:text>
      <number:year number:style="long"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9">12/09/2014</text:date>, <text:time>10:4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 Y</meta:initial-creator>
    <meta:creation-date>2014-12-08T10:34:10.08</meta:creation-date>
    <dc:date>2014-12-09T10:45:25.69</dc:date>
    <dc:creator>V Y</dc:creator>
    <meta:editing-duration>PT5H41M15S</meta:editing-duration>
    <meta:editing-cycles>8</meta:editing-cycles>
    <meta:generator>OpenOffice/4.1.1$Win32 OpenOffice.org_project/411m6$Build-9775</meta:generator>
    <meta:document-statistic meta:table-count="3" meta:cell-count="173" meta:object-count="0"/>
  </office:meta>
</office:document-meta>
</file>